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rkusz1" table:style-name="ta1">
        <table:shapes>
          <draw:frame draw:z-index="1" draw:id="id0" draw:style-name="a0" draw:name="Chart 1" svg:x="0.48386in" svg:y="3.41693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7.24449in" svg:y="3.52165in" svg:width="6.29882in" svg:height="3.5429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1">
            <text:p>watki</text:p>
          </table:table-cell>
          <table:table-cell office:value-type="string" table:style-name="ce1">
            <text:p>avg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Przyspieszenie</text:p>
          </table:table-cell>
          <table:table-cell office:value-type="string" table:style-name="ce1">
            <text:p>Przyspieszenie idealne</text:p>
          </table:table-cell>
          <table:table-cell table:number-columns-repeated="1636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7247.339999999997" table:formula="of:=SUM([.C2:.L2])/10" table:style-name="ce1">
            <text:p>27247.34</text:p>
          </table:table-cell>
          <table:table-cell office:value-type="float" office:value="26706.2" table:style-name="ce1">
            <text:p>26706.2</text:p>
          </table:table-cell>
          <table:table-cell office:value-type="float" office:value="26710" table:style-name="ce1">
            <text:p>26710</text:p>
          </table:table-cell>
          <table:table-cell office:value-type="float" office:value="26958.6" table:style-name="ce1">
            <text:p>26958.6</text:p>
          </table:table-cell>
          <table:table-cell office:value-type="float" office:value="26907.1" table:style-name="ce1">
            <text:p>26907.1</text:p>
          </table:table-cell>
          <table:table-cell office:value-type="float" office:value="26629.5" table:style-name="ce1">
            <text:p>26629.5</text:p>
          </table:table-cell>
          <table:table-cell office:value-type="float" office:value="26749.8" table:style-name="ce1">
            <text:p>26749.8</text:p>
          </table:table-cell>
          <table:table-cell office:value-type="float" office:value="26812.7" table:style-name="ce1">
            <text:p>26812.7</text:p>
          </table:table-cell>
          <table:table-cell office:value-type="float" office:value="31361.3" table:style-name="ce1">
            <text:p>31361.3</text:p>
          </table:table-cell>
          <table:table-cell office:value-type="float" office:value="26890.9" table:style-name="ce1">
            <text:p>26890.9</text:p>
          </table:table-cell>
          <table:table-cell office:value-type="float" office:value="26747.3" table:style-name="ce1">
            <text:p>26747.3</text:p>
          </table:table-cell>
          <table:table-cell table:style-name="ce1"/>
          <table:table-cell office:value-type="float" office:value="1" table:formula="of:=[.$B$2]/[.B2]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4207.450000000003" table:formula="of:=SUM([.C3:.L3])/10" table:style-name="ce1">
            <text:p>14207.45</text:p>
          </table:table-cell>
          <table:table-cell office:value-type="float" office:value="14326.7" table:style-name="ce1">
            <text:p>14326.7</text:p>
          </table:table-cell>
          <table:table-cell office:value-type="float" office:value="13993.1" table:style-name="ce1">
            <text:p>13993.1</text:p>
          </table:table-cell>
          <table:table-cell office:value-type="float" office:value="13970.3" table:style-name="ce1">
            <text:p>13970.3</text:p>
          </table:table-cell>
          <table:table-cell office:value-type="float" office:value="13952.9" table:style-name="ce1">
            <text:p>13952.9</text:p>
          </table:table-cell>
          <table:table-cell office:value-type="float" office:value="14035.4" table:style-name="ce1">
            <text:p>14035.4</text:p>
          </table:table-cell>
          <table:table-cell office:value-type="float" office:value="13972.3" table:style-name="ce1">
            <text:p>13972.3</text:p>
          </table:table-cell>
          <table:table-cell office:value-type="float" office:value="14503.7" table:style-name="ce1">
            <text:p>14503.7</text:p>
          </table:table-cell>
          <table:table-cell office:value-type="float" office:value="14388.8" table:style-name="ce1">
            <text:p>14388.8</text:p>
          </table:table-cell>
          <table:table-cell office:value-type="float" office:value="14628.6" table:style-name="ce1">
            <text:p>14628.6</text:p>
          </table:table-cell>
          <table:table-cell office:value-type="float" office:value="14302.7" table:style-name="ce1">
            <text:p>14302.7</text:p>
          </table:table-cell>
          <table:table-cell table:style-name="ce1"/>
          <table:table-cell office:value-type="float" office:value="1.9178205800477912" table:formula="of:=[.$B$2]/[.B3]" table:style-name="ce1">
            <text:p>1.91782058</text:p>
          </table:table-cell>
          <table:table-cell office:value-type="float" office:value="2" table:style-name="ce1">
            <text:p>2</text:p>
          </table:table-cell>
          <table:table-cell table:number-columns-repeated="1636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594.0860000000011" table:formula="of:=SUM([.C4:.L4])/10" table:style-name="ce1">
            <text:p>9594.086</text:p>
          </table:table-cell>
          <table:table-cell office:value-type="float" office:value="9510.94" table:style-name="ce1">
            <text:p>9510.94</text:p>
          </table:table-cell>
          <table:table-cell office:value-type="float" office:value="9622.59" table:style-name="ce1">
            <text:p>9622.59</text:p>
          </table:table-cell>
          <table:table-cell office:value-type="float" office:value="9622.59" table:style-name="ce1">
            <text:p>9622.59</text:p>
          </table:table-cell>
          <table:table-cell office:value-type="float" office:value="9537.1200000000008" table:style-name="ce1">
            <text:p>9537.12</text:p>
          </table:table-cell>
          <table:table-cell office:value-type="float" office:value="9517.9500000000007" table:style-name="ce1">
            <text:p>9517.95</text:p>
          </table:table-cell>
          <table:table-cell office:value-type="float" office:value="9507.65" table:style-name="ce1">
            <text:p>9507.65</text:p>
          </table:table-cell>
          <table:table-cell office:value-type="float" office:value="9921.86" table:style-name="ce1">
            <text:p>9921.86</text:p>
          </table:table-cell>
          <table:table-cell office:value-type="float" office:value="9548.85" table:style-name="ce1">
            <text:p>9548.85</text:p>
          </table:table-cell>
          <table:table-cell office:value-type="float" office:value="9581.75" table:style-name="ce1">
            <text:p>9581.75</text:p>
          </table:table-cell>
          <table:table-cell office:value-type="float" office:value="9569.56" table:style-name="ce1">
            <text:p>9569.56</text:p>
          </table:table-cell>
          <table:table-cell table:style-name="ce1"/>
          <table:table-cell office:value-type="float" office:value="2.840014150383892" table:formula="of:=[.$B$2]/[.B4]" table:style-name="ce1">
            <text:p>2.84001415</text:p>
          </table:table-cell>
          <table:table-cell office:value-type="float" office:value="3" table:style-name="ce1">
            <text:p>3</text:p>
          </table:table-cell>
          <table:table-cell table:number-columns-repeated="1636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725.9949999999999" table:formula="of:=SUM([.C5:.L5])/10" table:style-name="ce1">
            <text:p>7725.995</text:p>
          </table:table-cell>
          <table:table-cell office:value-type="float" office:value="7633.52" table:style-name="ce1">
            <text:p>7633.52</text:p>
          </table:table-cell>
          <table:table-cell office:value-type="float" office:value="7797.57" table:style-name="ce1">
            <text:p>7797.57</text:p>
          </table:table-cell>
          <table:table-cell office:value-type="float" office:value="7731.58" table:style-name="ce1">
            <text:p>7731.58</text:p>
          </table:table-cell>
          <table:table-cell office:value-type="float" office:value="7614.38" table:style-name="ce1">
            <text:p>7614.38</text:p>
          </table:table-cell>
          <table:table-cell office:value-type="float" office:value="7882.61" table:style-name="ce1">
            <text:p>7882.61</text:p>
          </table:table-cell>
          <table:table-cell office:value-type="float" office:value="7686.36" table:style-name="ce1">
            <text:p>7686.36</text:p>
          </table:table-cell>
          <table:table-cell office:value-type="float" office:value="7659.13" table:style-name="ce1">
            <text:p>7659.13</text:p>
          </table:table-cell>
          <table:table-cell office:value-type="float" office:value="7808.2" table:style-name="ce1">
            <text:p>7808.2</text:p>
          </table:table-cell>
          <table:table-cell office:value-type="float" office:value="7671.3" table:style-name="ce1">
            <text:p>7671.3</text:p>
          </table:table-cell>
          <table:table-cell office:value-type="float" office:value="7775.3" table:style-name="ce1">
            <text:p>7775.3</text:p>
          </table:table-cell>
          <table:table-cell table:style-name="ce1"/>
          <table:table-cell office:value-type="float" office:value="3.5267095047304582" table:formula="of:=[.$B$2]/[.B5]" table:style-name="ce1">
            <text:p>3.526709505</text:p>
          </table:table-cell>
          <table:table-cell office:value-type="float" office:value="4" table:style-name="ce1">
            <text:p>4</text:p>
          </table:table-cell>
          <table:table-cell table:number-columns-repeated="1636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698.6299999999992" table:formula="of:=SUM([.C6:.L6])/10" table:style-name="ce1">
            <text:p>7698.63</text:p>
          </table:table-cell>
          <table:table-cell office:value-type="float" office:value="7657.17" table:style-name="ce1">
            <text:p>7657.17</text:p>
          </table:table-cell>
          <table:table-cell office:value-type="float" office:value="7648.69" table:style-name="ce1">
            <text:p>7648.69</text:p>
          </table:table-cell>
          <table:table-cell office:value-type="float" office:value="7962.74" table:style-name="ce1">
            <text:p>7962.74</text:p>
          </table:table-cell>
          <table:table-cell office:value-type="float" office:value="7603.76" table:style-name="ce1">
            <text:p>7603.76</text:p>
          </table:table-cell>
          <table:table-cell office:value-type="float" office:value="7675.87" table:style-name="ce1">
            <text:p>7675.87</text:p>
          </table:table-cell>
          <table:table-cell office:value-type="float" office:value="7637.69" table:style-name="ce1">
            <text:p>7637.69</text:p>
          </table:table-cell>
          <table:table-cell office:value-type="float" office:value="7610.67" table:style-name="ce1">
            <text:p>7610.67</text:p>
          </table:table-cell>
          <table:table-cell office:value-type="float" office:value="7617.45" table:style-name="ce1">
            <text:p>7617.45</text:p>
          </table:table-cell>
          <table:table-cell office:value-type="float" office:value="7876.33" table:style-name="ce1">
            <text:p>7876.33</text:p>
          </table:table-cell>
          <table:table-cell office:value-type="float" office:value="7695.93" table:style-name="ce1">
            <text:p>7695.93</text:p>
          </table:table-cell>
          <table:table-cell table:style-name="ce1"/>
          <table:table-cell office:value-type="float" office:value="3.5392452942926207" table:formula="of:=[.$B$2]/[.B6]" table:style-name="ce1">
            <text:p>3.539245294</text:p>
          </table:table-cell>
          <table:table-cell office:value-type="float" office:value="5" table:style-name="ce1">
            <text:p>5</text:p>
          </table:table-cell>
          <table:table-cell table:number-columns-repeated="1636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633.9760000000006" table:formula="of:=SUM([.C7:.L7])/10" table:style-name="ce1">
            <text:p>7633.976</text:p>
          </table:table-cell>
          <table:table-cell office:value-type="float" office:value="7644.48" table:style-name="ce1">
            <text:p>7644.48</text:p>
          </table:table-cell>
          <table:table-cell office:value-type="float" office:value="7702.87" table:style-name="ce1">
            <text:p>7702.87</text:p>
          </table:table-cell>
          <table:table-cell office:value-type="float" office:value="7589.72" table:style-name="ce1">
            <text:p>7589.72</text:p>
          </table:table-cell>
          <table:table-cell office:value-type="float" office:value="7630.57" table:style-name="ce1">
            <text:p>7630.57</text:p>
          </table:table-cell>
          <table:table-cell office:value-type="float" office:value="7727.68" table:style-name="ce1">
            <text:p>7727.68</text:p>
          </table:table-cell>
          <table:table-cell office:value-type="float" office:value="7642.03" table:style-name="ce1">
            <text:p>7642.03</text:p>
          </table:table-cell>
          <table:table-cell office:value-type="float" office:value="7634.04" table:style-name="ce1">
            <text:p>7634.04</text:p>
          </table:table-cell>
          <table:table-cell office:value-type="float" office:value="7568.45" table:style-name="ce1">
            <text:p>7568.45</text:p>
          </table:table-cell>
          <table:table-cell office:value-type="float" office:value="7588.35" table:style-name="ce1">
            <text:p>7588.35</text:p>
          </table:table-cell>
          <table:table-cell office:value-type="float" office:value="7611.57" table:style-name="ce1">
            <text:p>7611.57</text:p>
          </table:table-cell>
          <table:table-cell table:style-name="ce1"/>
          <table:table-cell office:value-type="float" office:value="3.5692200237464715" table:formula="of:=[.$B$2]/[.B7]" table:style-name="ce1">
            <text:p>3.569220024</text:p>
          </table:table-cell>
          <table:table-cell office:value-type="float" office:value="6" table:style-name="ce1">
            <text:p>6</text:p>
          </table:table-cell>
          <table:table-cell table:number-columns-repeated="1636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954.3430000000008" table:formula="of:=SUM([.C8:.L8])/10" table:style-name="ce1">
            <text:p>7954.343</text:p>
          </table:table-cell>
          <table:table-cell office:value-type="float" office:value="7645.36" table:style-name="ce1">
            <text:p>7645.36</text:p>
          </table:table-cell>
          <table:table-cell office:value-type="float" office:value="7967.45" table:style-name="ce1">
            <text:p>7967.45</text:p>
          </table:table-cell>
          <table:table-cell office:value-type="float" office:value="7696.65" table:style-name="ce1">
            <text:p>7696.65</text:p>
          </table:table-cell>
          <table:table-cell office:value-type="float" office:value="7953.88" table:style-name="ce1">
            <text:p>7953.88</text:p>
          </table:table-cell>
          <table:table-cell office:value-type="float" office:value="8754.2900000000009" table:style-name="ce1">
            <text:p>8754.29</text:p>
          </table:table-cell>
          <table:table-cell office:value-type="float" office:value="8689.2099999999991" table:style-name="ce1">
            <text:p>8689.21</text:p>
          </table:table-cell>
          <table:table-cell office:value-type="float" office:value="7816.46" table:style-name="ce1">
            <text:p>7816.46</text:p>
          </table:table-cell>
          <table:table-cell office:value-type="float" office:value="7575.02" table:style-name="ce1">
            <text:p>7575.02</text:p>
          </table:table-cell>
          <table:table-cell office:value-type="float" office:value="7625.9" table:style-name="ce1">
            <text:p>7625.9</text:p>
          </table:table-cell>
          <table:table-cell office:value-type="float" office:value="7819.21" table:style-name="ce1">
            <text:p>7819.21</text:p>
          </table:table-cell>
          <table:table-cell table:style-name="ce1"/>
          <table:table-cell office:value-type="float" office:value="3.4254670687447089" table:formula="of:=[.$B$2]/[.B8]" table:style-name="ce1">
            <text:p>3.425467069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706.0640000000003" table:formula="of:=SUM([.C9:.L9])/10" table:style-name="ce1">
            <text:p>7706.064</text:p>
          </table:table-cell>
          <table:table-cell office:value-type="float" office:value="7803.8" table:style-name="ce1">
            <text:p>7803.8</text:p>
          </table:table-cell>
          <table:table-cell office:value-type="float" office:value="7557.97" table:style-name="ce1">
            <text:p>7557.97</text:p>
          </table:table-cell>
          <table:table-cell office:value-type="float" office:value="7580.58" table:style-name="ce1">
            <text:p>7580.58</text:p>
          </table:table-cell>
          <table:table-cell office:value-type="float" office:value="7604.39" table:style-name="ce1">
            <text:p>7604.39</text:p>
          </table:table-cell>
          <table:table-cell office:value-type="float" office:value="7571.83" table:style-name="ce1">
            <text:p>7571.83</text:p>
          </table:table-cell>
          <table:table-cell office:value-type="float" office:value="7638.36" table:style-name="ce1">
            <text:p>7638.36</text:p>
          </table:table-cell>
          <table:table-cell office:value-type="float" office:value="7554.51" table:style-name="ce1">
            <text:p>7554.51</text:p>
          </table:table-cell>
          <table:table-cell office:value-type="float" office:value="7690.19" table:style-name="ce1">
            <text:p>7690.19</text:p>
          </table:table-cell>
          <table:table-cell office:value-type="float" office:value="7657.75" table:style-name="ce1">
            <text:p>7657.75</text:p>
          </table:table-cell>
          <table:table-cell office:value-type="float" office:value="8401.26" table:style-name="ce1">
            <text:p>8401.26</text:p>
          </table:table-cell>
          <table:table-cell table:style-name="ce1"/>
          <table:table-cell office:value-type="float" office:value="3.5358310027012485" table:formula="of:=[.$B$2]/[.B9]" table:style-name="ce1">
            <text:p>3.535831003</text:p>
          </table:table-cell>
          <table:table-cell office:value-type="float" office:value="8" table:style-name="ce1">
            <text:p>8</text:p>
          </table:table-cell>
          <table:table-cell table:number-columns-repeated="1636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779.8" table:formula="of:=SUM([.C10:.L10])/10" table:style-name="ce1">
            <text:p>7779.8</text:p>
          </table:table-cell>
          <table:table-cell office:value-type="float" office:value="8118.86" table:style-name="ce1">
            <text:p>8118.86</text:p>
          </table:table-cell>
          <table:table-cell office:value-type="float" office:value="7711.08" table:style-name="ce1">
            <text:p>7711.08</text:p>
          </table:table-cell>
          <table:table-cell office:value-type="float" office:value="8577.26" table:style-name="ce1">
            <text:p>8577.26</text:p>
          </table:table-cell>
          <table:table-cell office:value-type="float" office:value="7712.86" table:style-name="ce1">
            <text:p>7712.86</text:p>
          </table:table-cell>
          <table:table-cell office:value-type="float" office:value="7686.85" table:style-name="ce1">
            <text:p>7686.85</text:p>
          </table:table-cell>
          <table:table-cell office:value-type="float" office:value="7645.18" table:style-name="ce1">
            <text:p>7645.18</text:p>
          </table:table-cell>
          <table:table-cell office:value-type="float" office:value="7558.26" table:style-name="ce1">
            <text:p>7558.26</text:p>
          </table:table-cell>
          <table:table-cell office:value-type="float" office:value="7559.88" table:style-name="ce1">
            <text:p>7559.88</text:p>
          </table:table-cell>
          <table:table-cell office:value-type="float" office:value="7617.94" table:style-name="ce1">
            <text:p>7617.94</text:p>
          </table:table-cell>
          <table:table-cell office:value-type="float" office:value="7609.83" table:style-name="ce1">
            <text:p>7609.83</text:p>
          </table:table-cell>
          <table:table-cell table:style-name="ce1"/>
          <table:table-cell office:value-type="float" office:value="3.5023188256767521" table:formula="of:=[.$B$2]/[.B10]" table:style-name="ce1">
            <text:p>3.502318826</text:p>
          </table:table-cell>
          <table:table-cell office:value-type="float" office:value="9" table:style-name="ce1">
            <text:p>9</text:p>
          </table:table-cell>
          <table:table-cell table:number-columns-repeated="1636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709.2569999999996" table:formula="of:=SUM([.C11:.L11])/10" table:style-name="ce1">
            <text:p>7709.257</text:p>
          </table:table-cell>
          <table:table-cell office:value-type="float" office:value="7688.41" table:style-name="ce1">
            <text:p>7688.41</text:p>
          </table:table-cell>
          <table:table-cell office:value-type="float" office:value="7554.95" table:style-name="ce1">
            <text:p>7554.95</text:p>
          </table:table-cell>
          <table:table-cell office:value-type="float" office:value="7608.99" table:style-name="ce1">
            <text:p>7608.99</text:p>
          </table:table-cell>
          <table:table-cell office:value-type="float" office:value="7762.55" table:style-name="ce1">
            <text:p>7762.55</text:p>
          </table:table-cell>
          <table:table-cell office:value-type="float" office:value="7697.1" table:style-name="ce1">
            <text:p>7697.1</text:p>
          </table:table-cell>
          <table:table-cell office:value-type="float" office:value="7640.23" table:style-name="ce1">
            <text:p>7640.23</text:p>
          </table:table-cell>
          <table:table-cell office:value-type="float" office:value="7712.09" table:style-name="ce1">
            <text:p>7712.09</text:p>
          </table:table-cell>
          <table:table-cell office:value-type="float" office:value="7576.56" table:style-name="ce1">
            <text:p>7576.56</text:p>
          </table:table-cell>
          <table:table-cell office:value-type="float" office:value="7911.31" table:style-name="ce1">
            <text:p>7911.31</text:p>
          </table:table-cell>
          <table:table-cell office:value-type="float" office:value="7940.38" table:style-name="ce1">
            <text:p>7940.38</text:p>
          </table:table-cell>
          <table:table-cell table:style-name="ce1"/>
          <table:table-cell office:value-type="float" office:value="3.5343665414189718" table:formula="of:=[.$B$2]/[.B11]" table:style-name="ce1">
            <text:p>3.534366541</text:p>
          </table:table-cell>
          <table:table-cell office:value-type="float" office:value="10" table:style-name="ce1">
            <text:p>10</text:p>
          </table:table-cell>
          <table:table-cell table:number-columns-repeated="1636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932.7280000000001" table:formula="of:=SUM([.C12:.L12])/10" table:style-name="ce1">
            <text:p>7932.728</text:p>
          </table:table-cell>
          <table:table-cell office:value-type="float" office:value="7706.19" table:style-name="ce1">
            <text:p>7706.19</text:p>
          </table:table-cell>
          <table:table-cell office:value-type="float" office:value="7597.93" table:style-name="ce1">
            <text:p>7597.93</text:p>
          </table:table-cell>
          <table:table-cell office:value-type="float" office:value="7669.2" table:style-name="ce1">
            <text:p>7669.2</text:p>
          </table:table-cell>
          <table:table-cell office:value-type="float" office:value="7666.16" table:style-name="ce1">
            <text:p>7666.16</text:p>
          </table:table-cell>
          <table:table-cell office:value-type="float" office:value="7529.8" table:style-name="ce1">
            <text:p>7529.8</text:p>
          </table:table-cell>
          <table:table-cell office:value-type="float" office:value="8261.3799999999992" table:style-name="ce1">
            <text:p>8261.38</text:p>
          </table:table-cell>
          <table:table-cell office:value-type="float" office:value="8343.9" table:style-name="ce1">
            <text:p>8343.9</text:p>
          </table:table-cell>
          <table:table-cell office:value-type="float" office:value="8350.83" table:style-name="ce1">
            <text:p>8350.83</text:p>
          </table:table-cell>
          <table:table-cell office:value-type="float" office:value="8363.89" table:style-name="ce1">
            <text:p>8363.89</text:p>
          </table:table-cell>
          <table:table-cell office:value-type="float" office:value="7838" table:style-name="ce1">
            <text:p>7838</text:p>
          </table:table-cell>
          <table:table-cell table:style-name="ce1"/>
          <table:table-cell office:value-type="float" office:value="3.4348007394177635" table:formula="of:=[.$B$2]/[.B12]" table:style-name="ce1">
            <text:p>3.434800739</text:p>
          </table:table-cell>
          <table:table-cell office:value-type="float" office:value="11" table:style-name="ce1">
            <text:p>11</text:p>
          </table:table-cell>
          <table:table-cell table:number-columns-repeated="1636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061.2980000000007" table:formula="of:=SUM([.C13:.L13])/10" table:style-name="ce1">
            <text:p>8061.298</text:p>
          </table:table-cell>
          <table:table-cell office:value-type="float" office:value="8908.8799999999992" table:style-name="ce1">
            <text:p>8908.88</text:p>
          </table:table-cell>
          <table:table-cell office:value-type="float" office:value="8319.44" table:style-name="ce1">
            <text:p>8319.44</text:p>
          </table:table-cell>
          <table:table-cell office:value-type="float" office:value="8309.3799999999992" table:style-name="ce1">
            <text:p>8309.38</text:p>
          </table:table-cell>
          <table:table-cell office:value-type="float" office:value="8243.52" table:style-name="ce1">
            <text:p>8243.52</text:p>
          </table:table-cell>
          <table:table-cell office:value-type="float" office:value="7908.75" table:style-name="ce1">
            <text:p>7908.75</text:p>
          </table:table-cell>
          <table:table-cell office:value-type="float" office:value="8299.93" table:style-name="ce1">
            <text:p>8299.93</text:p>
          </table:table-cell>
          <table:table-cell office:value-type="float" office:value="7755.58" table:style-name="ce1">
            <text:p>7755.58</text:p>
          </table:table-cell>
          <table:table-cell office:value-type="float" office:value="7600.12" table:style-name="ce1">
            <text:p>7600.12</text:p>
          </table:table-cell>
          <table:table-cell office:value-type="float" office:value="7668.95" table:style-name="ce1">
            <text:p>7668.95</text:p>
          </table:table-cell>
          <table:table-cell office:value-type="float" office:value="7598.43" table:style-name="ce1">
            <text:p>7598.43</text:p>
          </table:table-cell>
          <table:table-cell table:style-name="ce1"/>
          <table:table-cell office:value-type="float" office:value="3.38001894980188" table:formula="of:=[.$B$2]/[.B13]" table:style-name="ce1">
            <text:p>3.38001895</text:p>
          </table:table-cell>
          <table:table-cell office:value-type="float" office:value="12" table:style-name="ce1">
            <text:p>12</text:p>
          </table:table-cell>
          <table:table-cell table:number-columns-repeated="1636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699.2359999999999" table:formula="of:=SUM([.C14:.L14])/10" table:style-name="ce1">
            <text:p>7699.236</text:p>
          </table:table-cell>
          <table:table-cell office:value-type="float" office:value="7558.87" table:style-name="ce1">
            <text:p>7558.87</text:p>
          </table:table-cell>
          <table:table-cell office:value-type="float" office:value="7558.87" table:style-name="ce1">
            <text:p>7558.87</text:p>
          </table:table-cell>
          <table:table-cell office:value-type="float" office:value="7624.97" table:style-name="ce1">
            <text:p>7624.97</text:p>
          </table:table-cell>
          <table:table-cell office:value-type="float" office:value="7691.34" table:style-name="ce1">
            <text:p>7691.34</text:p>
          </table:table-cell>
          <table:table-cell office:value-type="float" office:value="7711.29" table:style-name="ce1">
            <text:p>7711.29</text:p>
          </table:table-cell>
          <table:table-cell office:value-type="float" office:value="7992.94" table:style-name="ce1">
            <text:p>7992.94</text:p>
          </table:table-cell>
          <table:table-cell office:value-type="float" office:value="8101.5" table:style-name="ce1">
            <text:p>8101.5</text:p>
          </table:table-cell>
          <table:table-cell office:value-type="float" office:value="7552.77" table:style-name="ce1">
            <text:p>7552.77</text:p>
          </table:table-cell>
          <table:table-cell office:value-type="float" office:value="7580.54" table:style-name="ce1">
            <text:p>7580.54</text:p>
          </table:table-cell>
          <table:table-cell office:value-type="float" office:value="7619.27" table:style-name="ce1">
            <text:p>7619.27</text:p>
          </table:table-cell>
          <table:table-cell table:style-name="ce1"/>
          <table:table-cell office:value-type="float" office:value="3.5389667234515212" table:formula="of:=[.$B$2]/[.B14]" table:style-name="ce1">
            <text:p>3.538966723</text:p>
          </table:table-cell>
          <table:table-cell office:value-type="float" office:value="13" table:style-name="ce1">
            <text:p>13</text:p>
          </table:table-cell>
          <table:table-cell table:number-columns-repeated="1636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595.6989999999987" table:formula="of:=SUM([.C15:.L15])/10" table:style-name="ce1">
            <text:p>7595.699</text:p>
          </table:table-cell>
          <table:table-cell office:value-type="float" office:value="7544.98" table:style-name="ce1">
            <text:p>7544.98</text:p>
          </table:table-cell>
          <table:table-cell office:value-type="float" office:value="7584.13" table:style-name="ce1">
            <text:p>7584.13</text:p>
          </table:table-cell>
          <table:table-cell office:value-type="float" office:value="7679.77" table:style-name="ce1">
            <text:p>7679.77</text:p>
          </table:table-cell>
          <table:table-cell office:value-type="float" office:value="7600.17" table:style-name="ce1">
            <text:p>7600.17</text:p>
          </table:table-cell>
          <table:table-cell office:value-type="float" office:value="7585.89" table:style-name="ce1">
            <text:p>7585.89</text:p>
          </table:table-cell>
          <table:table-cell office:value-type="float" office:value="7632.65" table:style-name="ce1">
            <text:p>7632.65</text:p>
          </table:table-cell>
          <table:table-cell office:value-type="float" office:value="7650.88" table:style-name="ce1">
            <text:p>7650.88</text:p>
          </table:table-cell>
          <table:table-cell office:value-type="float" office:value="7539.51" table:style-name="ce1">
            <text:p>7539.51</text:p>
          </table:table-cell>
          <table:table-cell office:value-type="float" office:value="7566.36" table:style-name="ce1">
            <text:p>7566.36</text:p>
          </table:table-cell>
          <table:table-cell office:value-type="float" office:value="7572.65" table:style-name="ce1">
            <text:p>7572.65</text:p>
          </table:table-cell>
          <table:table-cell table:style-name="ce1"/>
          <table:table-cell office:value-type="float" office:value="3.5872063914065055" table:formula="of:=[.$B$2]/[.B15]" table:style-name="ce1">
            <text:p>3.587206391</text:p>
          </table:table-cell>
          <table:table-cell office:value-type="float" office:value="14" table:style-name="ce1">
            <text:p>14</text:p>
          </table:table-cell>
          <table:table-cell table:number-columns-repeated="1636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636.5819999999994" table:formula="of:=SUM([.C16:.L16])/10" table:style-name="ce1">
            <text:p>7636.582</text:p>
          </table:table-cell>
          <table:table-cell office:value-type="float" office:value="7621.2" table:style-name="ce1">
            <text:p>7621.2</text:p>
          </table:table-cell>
          <table:table-cell office:value-type="float" office:value="7555.75" table:style-name="ce1">
            <text:p>7555.75</text:p>
          </table:table-cell>
          <table:table-cell office:value-type="float" office:value="7658.8" table:style-name="ce1">
            <text:p>7658.8</text:p>
          </table:table-cell>
          <table:table-cell office:value-type="float" office:value="7677.8" table:style-name="ce1">
            <text:p>7677.8</text:p>
          </table:table-cell>
          <table:table-cell office:value-type="float" office:value="7714.06" table:style-name="ce1">
            <text:p>7714.06</text:p>
          </table:table-cell>
          <table:table-cell office:value-type="float" office:value="7579.95" table:style-name="ce1">
            <text:p>7579.95</text:p>
          </table:table-cell>
          <table:table-cell office:value-type="float" office:value="7579.59" table:style-name="ce1">
            <text:p>7579.59</text:p>
          </table:table-cell>
          <table:table-cell office:value-type="float" office:value="7690.3" table:style-name="ce1">
            <text:p>7690.3</text:p>
          </table:table-cell>
          <table:table-cell office:value-type="float" office:value="7733.78" table:style-name="ce1">
            <text:p>7733.78</text:p>
          </table:table-cell>
          <table:table-cell office:value-type="float" office:value="7554.59" table:style-name="ce1">
            <text:p>7554.59</text:p>
          </table:table-cell>
          <table:table-cell table:style-name="ce1"/>
          <table:table-cell office:value-type="float" office:value="3.5680020197517681" table:formula="of:=[.$B$2]/[.B16]" table:style-name="ce1">
            <text:p>3.56800202</text:p>
          </table:table-cell>
          <table:table-cell office:value-type="float" office:value="15" table:style-name="ce1">
            <text:p>15</text:p>
          </table:table-cell>
          <table:table-cell table:number-columns-repeated="16369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tudent </meta:initial-creator>
    <dc:creator>Przemyslaw Kleszcz</dc:creator>
    <meta:creation-date>2016-06-09T21:10:35Z</meta:creation-date>
    <dc:date>2018-03-30T12:02:30Z</dc:date>
    <meta:editing-cycles>1</meta:editing-cycles>
    <meta:editing-duration>PT44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0894488188976pt" svg:width="453.5150393700787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Średni czas obliczeń[ms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Liczba wątków[n]</text:p>
            </chart:title>
            <chart:categories table:cell-range-address="Arkusz1.$A$2:.$A$16"/>
          </chart:axis>
          <chart:series chart:values-cell-range-address="Arkusz1.$B$2:.$B$16" chart:class="chart:line" chart:attached-axis="primary-y" chart:style-name="G0S0"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Przyspieszenie [n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Liczba wątków [n]</text:p>
            </chart:title>
          </chart:axis>
          <chart:series chart:label-cell-address="Arkusz1.$N$1" chart:values-cell-range-address="Arkusz1.$N$2:.$N$16" chart:class="chart:line" chart:attached-axis="primary-y" chart:style-name="G0S0">
            <chart:data-point chart:repeated="15"/>
          </chart:series>
          <chart:series chart:label-cell-address="Arkusz1.$O$1" chart:values-cell-range-address="Arkusz1.$O$2:.$O$16" chart:class="chart:line" chart:attached-axis="primary-y" chart:style-name="G0S1">
            <chart:data-point chart:repeated="1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